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MA1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22.220999" calcext:value-type="float">
            <text:p>22.22099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22.20809" calcext:value-type="float">
            <text:p>22.20809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22.241165" calcext:value-type="float">
            <text:p>22.241165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22.266407" calcext:value-type="float">
            <text:p>22.266407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22.32888" calcext:value-type="float">
            <text:p>22.32888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22.516356" calcext:value-type="float">
            <text:p>22.516356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22.7952" calcext:value-type="float">
            <text:p>22.7952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22.9688" calcext:value-type="float">
            <text:p>22.9688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23.125381" calcext:value-type="float">
            <text:p>23.125381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23.275312" calcext:value-type="float">
            <text:p>23.275312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23.339802" calcext:value-type="float">
            <text:p>23.339802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23.427111" calcext:value-type="float">
            <text:p>23.427111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23.507637" calcext:value-type="float">
            <text:p>23.507637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23.53352" calcext:value-type="float">
            <text:p>23.53352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23.471062" calcext:value-type="float">
            <text:p>23.471062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23.403597" calcext:value-type="float">
            <text:p>23.403597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23.390217" calcext:value-type="float">
            <text:p>23.390217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23.261086" calcext:value-type="float">
            <text:p>23.261086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23.231798" calcext:value-type="float">
            <text:p>23.23179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23.080563" calcext:value-type="float">
            <text:p>23.080563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22.915005" calcext:value-type="float">
            <text:p>22.915005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5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Close 2</text:p>
          </table:table-cell>
          <table:table-cell office:value-type="string" calcext:value-type="string">
            <text:p>EMA10 0</text:p>
          </table:table-cell>
          <table:table-cell office:value-type="string" calcext:value-type="string">
            <text:p>EMA10 1</text:p>
          </table:table-cell>
          <table:table-cell office:value-type="string" calcext:value-type="string">
            <text:p>EMA10 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54.2" calcext:value-type="float">
            <text:p>54.2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56.4" calcext:value-type="float">
            <text:p>56.4</text:p>
          </table:table-cell>
          <table:table-cell office:value-type="float" office:value="64.5" calcext:value-type="float">
            <text:p>6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53" calcext:value-type="float">
            <text:p>53</text:p>
          </table:table-cell>
          <table:table-cell office:value-type="float" office:value="62.1" calcext:value-type="float">
            <text:p>6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54.7" calcext:value-type="float">
            <text:p>54.7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55" calcext:value-type="float">
            <text:p>55</text:p>
          </table:table-cell>
          <table:table-cell office:value-type="float" office:value="56.2" calcext:value-type="float">
            <text:p>5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54.3" calcext:value-type="float">
            <text:p>54.3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56.5" calcext:value-type="float">
            <text:p>56.5</text:p>
          </table:table-cell>
          <table:table-cell office:value-type="float" office:value="50.15" calcext:value-type="float">
            <text:p>5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54.8" calcext:value-type="float">
            <text:p>54.8</text:p>
          </table:table-cell>
          <table:table-cell office:value-type="float" office:value="43" calcext:value-type="float">
            <text:p>43</text:p>
          </table:table-cell>
          <table:table-cell table:formula="of:=AVERAGE([.B2:.B11])" office:value-type="float" office:value="22.221" calcext:value-type="float">
            <text:p>22.221</text:p>
          </table:table-cell>
          <table:table-cell table:formula="of:=AVERAGE([.C2:.C11])" office:value-type="float" office:value="54.19" calcext:value-type="float">
            <text:p>54.19</text:p>
          </table:table-cell>
          <table:table-cell table:formula="of:=AVERAGE([.D2:.D11])" office:value-type="float" office:value="57.895" calcext:value-type="float">
            <text:p>57.89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55.6" calcext:value-type="float">
            <text:p>55.6</text:p>
          </table:table-cell>
          <table:table-cell office:value-type="float" office:value="46" calcext:value-type="float">
            <text:p>46</text:p>
          </table:table-cell>
          <table:table-cell table:formula="of:=[.B12]*(2/11)+[.E11]*(1-2/11)" office:value-type="float" office:value="22.2080909090909" calcext:value-type="float">
            <text:p>22.2080909091</text:p>
          </table:table-cell>
          <table:table-cell table:formula="of:=[.C12]*(2/11)+[.F11]*(1-2/11)" office:value-type="float" office:value="54.4463636363636" calcext:value-type="float">
            <text:p>54.4463636364</text:p>
          </table:table-cell>
          <table:table-cell table:formula="of:=[.D12]*(2/11)+[.G11]*(1-2/11)" office:value-type="float" office:value="55.7322727272727" calcext:value-type="float">
            <text:p>55.7322727273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56.2" calcext:value-type="float">
            <text:p>56.2</text:p>
          </table:table-cell>
          <table:table-cell office:value-type="float" office:value="47" calcext:value-type="float">
            <text:p>47</text:p>
          </table:table-cell>
          <table:table-cell table:formula="of:=[.B13]*(2/11)+[.E12]*(1-2/11)" office:value-type="float" office:value="22.2411652892562" calcext:value-type="float">
            <text:p>22.2411652893</text:p>
          </table:table-cell>
          <table:table-cell table:formula="of:=[.C13]*(2/11)+[.F12]*(1-2/11)" office:value-type="float" office:value="54.7652066115703" calcext:value-type="float">
            <text:p>54.7652066116</text:p>
          </table:table-cell>
          <table:table-cell table:formula="of:=[.D13]*(2/11)+[.G12]*(1-2/11)" office:value-type="float" office:value="54.1445867768595" calcext:value-type="float">
            <text:p>54.1445867769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formula="of:=[.B14]*(2/11)+[.E13]*(1-2/11)" office:value-type="float" office:value="22.2664079639369" calcext:value-type="float">
            <text:p>22.2664079639</text:p>
          </table:table-cell>
          <table:table-cell table:formula="of:=[.C14]*(2/11)+[.F13]*(1-2/11)" office:value-type="float" office:value="55.1715326821938" calcext:value-type="float">
            <text:p>55.1715326822</text:p>
          </table:table-cell>
          <table:table-cell table:formula="of:=[.D14]*(2/11)+[.G13]*(1-2/11)" office:value-type="float" office:value="51.7546619083396" calcext:value-type="float">
            <text:p>51.7546619083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54" calcext:value-type="float">
            <text:p>54</text:p>
          </table:table-cell>
          <table:table-cell office:value-type="float" office:value="39.5" calcext:value-type="float">
            <text:p>39.5</text:p>
          </table:table-cell>
          <table:table-cell table:formula="of:=[.B15]*(2/11)+[.E14]*(1-2/11)" office:value-type="float" office:value="22.3288792432211" calcext:value-type="float">
            <text:p>22.3288792432</text:p>
          </table:table-cell>
          <table:table-cell table:formula="of:=[.C15]*(2/11)+[.F14]*(1-2/11)" office:value-type="float" office:value="54.9585267399768" calcext:value-type="float">
            <text:p>54.95852674</text:p>
          </table:table-cell>
          <table:table-cell table:formula="of:=[.D15]*(2/11)+[.G14]*(1-2/11)" office:value-type="float" office:value="49.5265415613688" calcext:value-type="float">
            <text:p>49.5265415614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54.7" calcext:value-type="float">
            <text:p>54.7</text:p>
          </table:table-cell>
          <table:table-cell office:value-type="float" office:value="39" calcext:value-type="float">
            <text:p>39</text:p>
          </table:table-cell>
          <table:table-cell table:formula="of:=[.B16]*(2/11)+[.E15]*(1-2/11)" office:value-type="float" office:value="22.5163557444536" calcext:value-type="float">
            <text:p>22.5163557445</text:p>
          </table:table-cell>
          <table:table-cell table:formula="of:=[.C16]*(2/11)+[.F15]*(1-2/11)" office:value-type="float" office:value="54.9115218781628" calcext:value-type="float">
            <text:p>54.9115218782</text:p>
          </table:table-cell>
          <table:table-cell table:formula="of:=[.D16]*(2/11)+[.G15]*(1-2/11)" office:value-type="float" office:value="47.6126249138472" calcext:value-type="float">
            <text:p>47.6126249138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56" calcext:value-type="float">
            <text:p>56</text:p>
          </table:table-cell>
          <table:table-cell office:value-type="float" office:value="37.6" calcext:value-type="float">
            <text:p>37.6</text:p>
          </table:table-cell>
          <table:table-cell table:formula="of:=[.B17]*(2/11)+[.E16]*(1-2/11)" office:value-type="float" office:value="22.795200154553" calcext:value-type="float">
            <text:p>22.7952001546</text:p>
          </table:table-cell>
          <table:table-cell table:formula="of:=[.C17]*(2/11)+[.F16]*(1-2/11)" office:value-type="float" office:value="55.1094269912241" calcext:value-type="float">
            <text:p>55.1094269912</text:p>
          </table:table-cell>
          <table:table-cell table:formula="of:=[.D17]*(2/11)+[.G16]*(1-2/11)" office:value-type="float" office:value="45.792147656784" calcext:value-type="float">
            <text:p>45.7921476568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55.3" calcext:value-type="float">
            <text:p>55.3</text:p>
          </table:table-cell>
          <table:table-cell office:value-type="float" office:value="35.4" calcext:value-type="float">
            <text:p>35.4</text:p>
          </table:table-cell>
          <table:table-cell table:formula="of:=[.B18]*(2/11)+[.E17]*(1-2/11)" office:value-type="float" office:value="22.9688001264524" calcext:value-type="float">
            <text:p>22.9688001265</text:p>
          </table:table-cell>
          <table:table-cell table:formula="of:=[.C18]*(2/11)+[.F17]*(1-2/11)" office:value-type="float" office:value="55.1440766291834" calcext:value-type="float">
            <text:p>55.1440766292</text:p>
          </table:table-cell>
          <table:table-cell table:formula="of:=[.D18]*(2/11)+[.G17]*(1-2/11)" office:value-type="float" office:value="43.9026662646415" calcext:value-type="float">
            <text:p>43.9026662646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59" calcext:value-type="float">
            <text:p>59</text:p>
          </table:table-cell>
          <table:table-cell office:value-type="float" office:value="36.3" calcext:value-type="float">
            <text:p>36.3</text:p>
          </table:table-cell>
          <table:table-cell table:formula="of:=[.B19]*(2/11)+[.E18]*(1-2/11)" office:value-type="float" office:value="23.1253819216429" calcext:value-type="float">
            <text:p>23.1253819216</text:p>
          </table:table-cell>
          <table:table-cell table:formula="of:=[.C19]*(2/11)+[.F18]*(1-2/11)" office:value-type="float" office:value="55.8451536056955" calcext:value-type="float">
            <text:p>55.8451536057</text:p>
          </table:table-cell>
          <table:table-cell table:formula="of:=[.D19]*(2/11)+[.G18]*(1-2/11)" office:value-type="float" office:value="42.5203633074339" calcext:value-type="float">
            <text:p>42.5203633074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58.5" calcext:value-type="float">
            <text:p>58.5</text:p>
          </table:table-cell>
          <table:table-cell office:value-type="float" office:value="30" calcext:value-type="float">
            <text:p>30</text:p>
          </table:table-cell>
          <table:table-cell table:formula="of:=[.B20]*(2/11)+[.E19]*(1-2/11)" office:value-type="float" office:value="23.2753124813442" calcext:value-type="float">
            <text:p>23.2753124813</text:p>
          </table:table-cell>
          <table:table-cell table:formula="of:=[.C20]*(2/11)+[.F19]*(1-2/11)" office:value-type="float" office:value="56.3278529501145" calcext:value-type="float">
            <text:p>56.3278529501</text:p>
          </table:table-cell>
          <table:table-cell table:formula="of:=[.D20]*(2/11)+[.G19]*(1-2/11)" office:value-type="float" office:value="40.2439336151732" calcext:value-type="float">
            <text:p>40.2439336152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57.5" calcext:value-type="float">
            <text:p>57.5</text:p>
          </table:table-cell>
          <table:table-cell office:value-type="float" office:value="31.6" calcext:value-type="float">
            <text:p>31.6</text:p>
          </table:table-cell>
          <table:table-cell table:formula="of:=[.B21]*(2/11)+[.E20]*(1-2/11)" office:value-type="float" office:value="23.3398011210998" calcext:value-type="float">
            <text:p>23.3398011211</text:p>
          </table:table-cell>
          <table:table-cell table:formula="of:=[.C21]*(2/11)+[.F20]*(1-2/11)" office:value-type="float" office:value="56.5409705955482" calcext:value-type="float">
            <text:p>56.5409705955</text:p>
          </table:table-cell>
          <table:table-cell table:formula="of:=[.D21]*(2/11)+[.G20]*(1-2/11)" office:value-type="float" office:value="38.6723093215054" calcext:value-type="float">
            <text:p>38.6723093215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58" calcext:value-type="float">
            <text:p>58</text:p>
          </table:table-cell>
          <table:table-cell office:value-type="float" office:value="26.2" calcext:value-type="float">
            <text:p>26.2</text:p>
          </table:table-cell>
          <table:table-cell table:formula="of:=[.B22]*(2/11)+[.E21]*(1-2/11)" office:value-type="float" office:value="23.4271100081725" calcext:value-type="float">
            <text:p>23.4271100082</text:p>
          </table:table-cell>
          <table:table-cell table:formula="of:=[.C22]*(2/11)+[.F21]*(1-2/11)" office:value-type="float" office:value="56.8062486690849" calcext:value-type="float">
            <text:p>56.8062486691</text:p>
          </table:table-cell>
          <table:table-cell table:formula="of:=[.D22]*(2/11)+[.G21]*(1-2/11)" office:value-type="float" office:value="36.4046167175953" calcext:value-type="float">
            <text:p>36.4046167176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58.3" calcext:value-type="float">
            <text:p>58.3</text:p>
          </table:table-cell>
          <table:table-cell office:value-type="float" office:value="24.3" calcext:value-type="float">
            <text:p>24.3</text:p>
          </table:table-cell>
          <table:table-cell table:formula="of:=[.B23]*(2/11)+[.E22]*(1-2/11)" office:value-type="float" office:value="23.5076354612321" calcext:value-type="float">
            <text:p>23.5076354612</text:p>
          </table:table-cell>
          <table:table-cell table:formula="of:=[.C23]*(2/11)+[.F22]*(1-2/11)" office:value-type="float" office:value="57.0778398201604" calcext:value-type="float">
            <text:p>57.0778398202</text:p>
          </table:table-cell>
          <table:table-cell table:formula="of:=[.D23]*(2/11)+[.G22]*(1-2/11)" office:value-type="float" office:value="34.2037773143961" calcext:value-type="float">
            <text:p>34.2037773144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B24]*(2/11)+[.E23]*(1-2/11)" office:value-type="float" office:value="23.5335199228262" calcext:value-type="float">
            <text:p>23.5335199228</text:p>
          </table:table-cell>
          <table:table-cell table:formula="of:=[.C24]*(2/11)+[.F23]*(1-2/11)" office:value-type="float" office:value="57.4273234892221" calcext:value-type="float">
            <text:p>57.4273234892</text:p>
          </table:table-cell>
          <table:table-cell table:formula="of:=[.D24]*(2/11)+[.G23]*(1-2/11)" office:value-type="float" office:value="31.9849087117787" calcext:value-type="float">
            <text:p>31.9849087118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25]*(2/11)+[.E24]*(1-2/11)" office:value-type="float" office:value="23.4710617550397" calcext:value-type="float">
            <text:p>23.471061755</text:p>
          </table:table-cell>
          <table:table-cell table:formula="of:=[.C25]*(2/11)+[.F24]*(1-2/11)" office:value-type="float" office:value="57.8950828548181" calcext:value-type="float">
            <text:p>57.8950828548</text:p>
          </table:table-cell>
          <table:table-cell table:formula="of:=[.D25]*(2/11)+[.G24]*(1-2/11)" office:value-type="float" office:value="29.8058344005462" calcext:value-type="float">
            <text:p>29.8058344005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61" calcext:value-type="float">
            <text:p>61</text:p>
          </table:table-cell>
          <table:table-cell office:value-type="float" office:value="19.4" calcext:value-type="float">
            <text:p>19.4</text:p>
          </table:table-cell>
          <table:table-cell table:formula="of:=[.B26]*(2/11)+[.E25]*(1-2/11)" office:value-type="float" office:value="23.4035959813961" calcext:value-type="float">
            <text:p>23.4035959814</text:p>
          </table:table-cell>
          <table:table-cell table:formula="of:=[.C26]*(2/11)+[.F25]*(1-2/11)" office:value-type="float" office:value="58.4596132448512" calcext:value-type="float">
            <text:p>58.4596132449</text:p>
          </table:table-cell>
          <table:table-cell table:formula="of:=[.D26]*(2/11)+[.G25]*(1-2/11)" office:value-type="float" office:value="27.9138645095378" calcext:value-type="float">
            <text:p>27.913864509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61.2" calcext:value-type="float">
            <text:p>61.2</text:p>
          </table:table-cell>
          <table:table-cell office:value-type="float" office:value="20.5" calcext:value-type="float">
            <text:p>20.5</text:p>
          </table:table-cell>
          <table:table-cell table:formula="of:=[.B27]*(2/11)+[.E26]*(1-2/11)" office:value-type="float" office:value="23.3902148938695" calcext:value-type="float">
            <text:p>23.3902148939</text:p>
          </table:table-cell>
          <table:table-cell table:formula="of:=[.C27]*(2/11)+[.F26]*(1-2/11)" office:value-type="float" office:value="58.957865382151" calcext:value-type="float">
            <text:p>58.9578653822</text:p>
          </table:table-cell>
          <table:table-cell table:formula="of:=[.D27]*(2/11)+[.G26]*(1-2/11)" office:value-type="float" office:value="26.5658891441673" calcext:value-type="float">
            <text:p>26.5658891442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62" calcext:value-type="float">
            <text:p>62</text:p>
          </table:table-cell>
          <table:table-cell office:value-type="float" office:value="20.1" calcext:value-type="float">
            <text:p>20.1</text:p>
          </table:table-cell>
          <table:table-cell table:formula="of:=[.B28]*(2/11)+[.E27]*(1-2/11)" office:value-type="float" office:value="23.261084913166" calcext:value-type="float">
            <text:p>23.2610849132</text:p>
          </table:table-cell>
          <table:table-cell table:formula="of:=[.C28]*(2/11)+[.F27]*(1-2/11)" office:value-type="float" office:value="59.5109807672144" calcext:value-type="float">
            <text:p>59.5109807672</text:p>
          </table:table-cell>
          <table:table-cell table:formula="of:=[.D28]*(2/11)+[.G27]*(1-2/11)" office:value-type="float" office:value="25.3902729361369" calcext:value-type="float">
            <text:p>25.3902729361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formula="of:=[.B29]*(2/11)+[.E28]*(1-2/11)" office:value-type="float" office:value="23.2317967471358" calcext:value-type="float">
            <text:p>23.2317967471</text:p>
          </table:table-cell>
          <table:table-cell table:formula="of:=[.C29]*(2/11)+[.F28]*(1-2/11)" office:value-type="float" office:value="59.4180751731754" calcext:value-type="float">
            <text:p>59.4180751732</text:p>
          </table:table-cell>
          <table:table-cell table:formula="of:=[.D29]*(2/11)+[.G28]*(1-2/11)" office:value-type="float" office:value="24.2284051295665" calcext:value-type="float">
            <text:p>24.2284051296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55" calcext:value-type="float">
            <text:p>55</text:p>
          </table:table-cell>
          <table:table-cell office:value-type="float" office:value="18.3" calcext:value-type="float">
            <text:p>18.3</text:p>
          </table:table-cell>
          <table:table-cell table:formula="of:=[.B30]*(2/11)+[.E29]*(1-2/11)" office:value-type="float" office:value="23.0805609749293" calcext:value-type="float">
            <text:p>23.0805609749</text:p>
          </table:table-cell>
          <table:table-cell table:formula="of:=[.C30]*(2/11)+[.F29]*(1-2/11)" office:value-type="float" office:value="58.6147887780526" calcext:value-type="float">
            <text:p>58.6147887781</text:p>
          </table:table-cell>
          <table:table-cell table:formula="of:=[.D30]*(2/11)+[.G29]*(1-2/11)" office:value-type="float" office:value="23.1505132878271" calcext:value-type="float">
            <text:p>23.150513287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[.B31]*(2/11)+[.E30]*(1-2/11)" office:value-type="float" office:value="22.9150044340331" calcext:value-type="float">
            <text:p>22.915004434</text:p>
          </table:table-cell>
          <table:table-cell table:formula="of:=[.C31]*(2/11)+[.F30]*(1-2/11)" office:value-type="float" office:value="57.0484635456794" calcext:value-type="float">
            <text:p>57.0484635457</text:p>
          </table:table-cell>
          <table:table-cell table:formula="of:=[.D31]*(2/11)+[.G30]*(1-2/11)" office:value-type="float" office:value="22.0322381445858" calcext:value-type="float">
            <text:p>22.0322381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2:46:14.626656009</dc:date>
    <meta:editing-duration>PT11M3S</meta:editing-duration>
    <meta:editing-cycles>4</meta:editing-cycles>
    <meta:generator>LibreOffice/5.1.6.2$Linux_X86_64 LibreOffice_project/10m0$Build-2</meta:generator>
    <meta:document-statistic meta:table-count="2" meta:cell-count="274" meta:object-count="0"/>
  </office:meta>
</office:document-meta>
</file>